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LAWSUITS (6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LAWSUITS (6:1-11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facts (6:1, 6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folly (6:2-5, 7-11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folly (6:2-5, 7-11):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It is illogical (6:2-5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It is illegal (6:7-8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It is inexcusable (6:9-11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<text:s text:c="1"/>It is inexcusable (6:9-11).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God has forgiven them of so many horrible sins (6:11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Could they not forgive one another of a few lesser sins (6:9-10)?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folly (6:2-5, 7-11):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It is illogical (6:2-5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It is illegal (6:7-8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It is inexcusable (6:9-11)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LAWSUITS (6:1-11)<text:s text:c="1"/></text:span><text:span text:style-name="a508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The facts (6:1, 6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folly (6:2-5, 7-11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1 Corinthians 6<text:s text:c="1"/></text:span><text:span text:style-name="a523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LAWSUITS (6:1-11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LASCIVIOUSNESS (6:12-20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-title-Title-Slide" presentation:presentation-page-layout-name="Master1-PPL1" draw:id="Slide-263">
        <draw:frame draw:id="id97" presentation:style-name="a540" draw:name="Title 1" svg:x="1.38in" svg:y="0.83in" svg:width="10.3in" svg:height="4.42in" presentation:class="title" presentation:placeholder="false">
          <draw:text-box>
            <text:p text:style-name="a539" text:class-names="" text:cond-style-name=""><text:span text:style-name="a537" text:class-names="">LASCIVIOUSNESS (6:12-20):<text:s text:c="1"/></text:span><text:span text:style-name="a538" text:class-names=""/></text:p>
          </draw:text-box>
          <svg:title/>
          <svg:desc/>
        </draw:frame>
        <draw:frame draw:id="id98" presentation:style-name="a545" draw:name="Subtitle 2" svg:x="1.38in" svg:y="5.25in" svg:width="10.3in" svg:height="1.85in" presentation:class="subtitle" presentation:placeholder="false">
          <draw:text-box>
            <text:p text:style-name="a542" text:class-names="" text:cond-style-name=""><text:span text:style-name="a541" text:class-names=""><text:s text:c="1"/>The realms (6:12-18)<text:s text:c="1"/></text:span></text:p>
            <text:p text:style-name="a544" text:class-names="" text:cond-style-name=""><text:span text:style-name="a543" text:class-names=""/></text:p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realms (6:12-18)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In regard to food (6:12-13a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In regard to sexual matters (6:13b-1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LASCIVIOUSNESS (6:12-20):<text:s text:c="1"/></text:span><text:span text:style-name="a563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realms (6:12-18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rationale (6:19-20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1 Corinthians 6<text:s text:c="1"/></text:span><text:span text:style-name="a578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LAWSUITS (6:1-11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LASCIVIOUSNESS (6:12-20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6 </dc:title>
    <meta:initial-creator>David STRICKLAND</meta:initial-creator>
    <dc:creator>David STRICKLAND</dc:creator>
    <meta:creation-date>2020-02-22T19:23:15Z</meta:creation-date>
    <dc:date>2020-02-22T19:23:15Z</dc:date>
    <meta:template xlink:href="BibleStudy" xlink:type="simple"/>
    <meta:editing-cycles>1</meta:editing-cycles>
    <meta:editing-duration>PT0S</meta:editing-duration>
    <meta:document-statistic meta:paragraph-count="33" meta:word-count="211"/>
  </office:meta>
</office:document-meta>
</file>